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5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2.3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stroke="dash" draw:stroke-dash="Long_20_Dash"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5.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5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6cm" svg:height="1.7cm" svg:x="1cm" svg:y="1cm">
          <text:p text:style-name="P1">Room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6cm" svg:height="1.7cm" svg:x="9.4cm" svg:y="1cm">
          <text:p text:style-name="P1">room (uuid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0.9cm" svg:x="1cm" svg:y="82.2cm">
          <text:p text:style-name="P1">Siz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5.6cm" svg:height="1.7cm" svg:x="17.8cm" svg:y="1cm">
          <text:p text:style-name="P1">Knock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6cm" svg:height="1.7cm" svg:x="26.2cm" svg:y="1cm">
          <text:p text:style-name="P1">user (uuid)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6cm" svg:height="1.7cm" svg:x="34.6cm" svg:y="1cm">
          <text:p text:style-name="P1">username (string)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6cm" svg:height="1.7cm" svg:x="34.6cm" svg:y="3.6cm">
          <text:p text:style-name="P1">avatar (number)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6cm" svg:height="1.7cm" svg:x="26.2cm" svg:y="3.6cm">
          <text:p text:style-name="P1">user (uuid) …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6.6cm" svg:y1="1.85cm" svg:x2="9.4cm" svg:y2="1.85cm" draw:start-shape="id1" draw:start-glue-point="1" draw:end-shape="id2" svg:d="M6600 1850h2800" svg:viewBox="0 0 2801 1">
          <text:p/>
        </draw:connector>
        <draw:connector draw:style-name="gr3" draw:text-style-name="P2" draw:layer="layout" svg:x1="15cm" svg:y1="1.85cm" svg:x2="17.8cm" svg:y2="1.85cm" draw:start-shape="id2" draw:start-glue-point="1" draw:end-shape="id3" draw:end-glue-point="3" svg:d="M15000 1850h2800" svg:viewBox="0 0 2801 1">
          <text:p/>
        </draw:connector>
        <draw:connector draw:style-name="gr3" draw:text-style-name="P2" draw:layer="layout" svg:x1="23.4cm" svg:y1="1.85cm" svg:x2="26.2cm" svg:y2="1.85cm" draw:start-shape="id3" draw:start-glue-point="1" draw:end-shape="id4" draw:end-glue-point="3" svg:d="M23400 1850h2800" svg:viewBox="0 0 2801 1">
          <text:p/>
        </draw:connector>
        <draw:connector draw:style-name="gr3" draw:text-style-name="P2" draw:layer="layout" svg:x1="31.8cm" svg:y1="1.85cm" svg:x2="34.6cm" svg:y2="1.85cm" draw:start-shape="id4" draw:start-glue-point="1" draw:end-shape="id5" draw:end-glue-point="3" svg:d="M31800 1850h2800" svg:viewBox="0 0 2801 1">
          <text:p/>
        </draw:connector>
        <draw:connector draw:style-name="gr3" draw:text-style-name="P2" draw:layer="layout" svg:x1="31.8cm" svg:y1="1.85cm" svg:x2="34.6cm" svg:y2="4.45cm" draw:start-shape="id4" draw:start-glue-point="1" draw:end-shape="id6" draw:end-glue-point="3" svg:d="M31800 1850h1400v2600h1400" svg:viewBox="0 0 2801 2601">
          <text:p/>
        </draw:connector>
        <draw:connector draw:style-name="gr4" draw:text-style-name="P2" draw:layer="layout" svg:x1="23.4cm" svg:y1="1.85cm" svg:x2="26.2cm" svg:y2="4.45cm" draw:start-shape="id3" draw:start-glue-point="1" draw:end-shape="id7" draw:end-glue-point="3" svg:d="M23400 1850h1400v2600h1400" svg:viewBox="0 0 2801 2601">
          <text:p/>
        </draw:connector>
        <draw:custom-shape draw:style-name="gr1" draw:text-style-name="P1" xml:id="id8" draw:id="id8" draw:layer="layout" svg:width="5.6cm" svg:height="1.7cm" svg:x="17.8cm" svg:y="6.2cm">
          <text:p text:style-name="P1">Players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.6cm" svg:height="1.7cm" svg:x="26.2cm" svg:y="6.2cm">
          <text:p text:style-name="P1">user (uuid)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5.6cm" svg:height="1.7cm" svg:x="34.6cm" svg:y="6.2cm">
          <text:p text:style-name="P1">username (string)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5.6cm" svg:height="1.7cm" svg:x="34.6cm" svg:y="8.8cm">
          <text:p text:style-name="P1">avatar (number)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5.6cm" svg:height="1.7cm" svg:x="26.2cm" svg:y="8.8cm">
          <text:p text:style-name="P1">user (uuid) …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3.4cm" svg:y1="7.05cm" svg:x2="26.2cm" svg:y2="7.05cm" draw:start-shape="id8" draw:start-glue-point="1" draw:end-shape="id9" draw:end-glue-point="3" svg:d="M23400 7050h2800" svg:viewBox="0 0 2801 1">
          <text:p/>
        </draw:connector>
        <draw:connector draw:style-name="gr3" draw:text-style-name="P2" draw:layer="layout" svg:x1="31.8cm" svg:y1="7.05cm" svg:x2="34.6cm" svg:y2="7.05cm" draw:start-shape="id9" draw:start-glue-point="1" draw:end-shape="id10" draw:end-glue-point="3" svg:d="M31800 7050h2800" svg:viewBox="0 0 2801 1">
          <text:p/>
        </draw:connector>
        <draw:connector draw:style-name="gr3" draw:text-style-name="P2" draw:layer="layout" svg:x1="31.8cm" svg:y1="7.05cm" svg:x2="34.6cm" svg:y2="9.65cm" draw:start-shape="id9" draw:start-glue-point="1" draw:end-shape="id11" draw:end-glue-point="3" svg:d="M31800 7050h1400v2600h1400" svg:viewBox="0 0 2801 2601">
          <text:p/>
        </draw:connector>
        <draw:connector draw:style-name="gr4" draw:text-style-name="P2" draw:layer="layout" svg:x1="23.4cm" svg:y1="7.05cm" svg:x2="26.2cm" svg:y2="9.65cm" draw:start-shape="id8" draw:start-glue-point="1" draw:end-shape="id12" draw:end-glue-point="3" svg:d="M23400 7050h1400v2600h1400" svg:viewBox="0 0 2801 2601">
          <text:p/>
        </draw:connector>
        <draw:connector draw:style-name="gr3" draw:text-style-name="P2" draw:layer="layout" svg:x1="15cm" svg:y1="1.85cm" svg:x2="17.8cm" svg:y2="7.05cm" draw:start-shape="id2" draw:start-glue-point="1" draw:end-shape="id8" draw:end-glue-point="3" svg:d="M15000 1850h1400v5200h1400" svg:viewBox="0 0 2801 5201">
          <text:p/>
        </draw:connector>
        <draw:custom-shape draw:style-name="gr1" draw:text-style-name="P1" xml:id="id13" draw:id="id13" draw:layer="layout" svg:width="5.6cm" svg:height="1.7cm" svg:x="17.8cm" svg:y="11.4cm">
          <text:p text:style-name="P1">Start Game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5.6cm" svg:height="1.7cm" svg:x="26.2cm" svg:y="11.4cm">
          <text:p text:style-name="P1">true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5.6cm" svg:height="1.7cm" svg:x="26.2cm" svg:y="14cm">
          <text:p text:style-name="P1">fals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cm" svg:y1="1.85cm" svg:x2="17.8cm" svg:y2="12.25cm" draw:start-shape="id2" draw:start-glue-point="1" draw:end-shape="id13" draw:end-glue-point="3" svg:d="M15000 1850h1400v10400h1400" svg:viewBox="0 0 2801 10401">
          <text:p/>
        </draw:connector>
        <draw:connector draw:style-name="gr4" draw:text-style-name="P2" draw:layer="layout" svg:x1="23.4cm" svg:y1="12.25cm" svg:x2="26.2cm" svg:y2="12.25cm" draw:start-shape="id13" draw:start-glue-point="1" draw:end-shape="id14" draw:end-glue-point="3" svg:d="M23400 12250h2800" svg:viewBox="0 0 2801 1">
          <text:p/>
        </draw:connector>
        <draw:connector draw:style-name="gr4" draw:text-style-name="P2" draw:layer="layout" svg:x1="23.4cm" svg:y1="12.25cm" svg:x2="26.2cm" svg:y2="14.85cm" draw:start-shape="id13" draw:start-glue-point="1" draw:end-shape="id15" draw:end-glue-point="3" svg:d="M23400 12250h1400v2600h1400" svg:viewBox="0 0 2801 2601">
          <text:p/>
        </draw:connector>
        <draw:custom-shape draw:style-name="gr1" draw:text-style-name="P1" xml:id="id17" draw:id="id17" draw:layer="layout" svg:width="5.6cm" svg:height="1.7cm" svg:x="17.8cm" svg:y="16.6cm">
          <text:p text:style-name="P1">Game Properti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5.6cm" svg:height="1.7cm" svg:x="26.2cm" svg:y="16.6cm">
          <text:p text:style-name="P1">Boxes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5.6cm" svg:height="1.7cm" svg:x="26.2cm" svg:y="29.6cm">
          <text:p text:style-name="P1">Characters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5.6cm" svg:height="1.7cm" svg:x="26.2cm" svg:y="34.8cm">
          <text:p text:style-name="P1">Scores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5.6cm" svg:height="1.7cm" svg:x="34.6cm" svg:y="16.6cm">
          <text:p text:style-name="P1">box1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5.6cm" svg:height="1.7cm" svg:x="34.6cm" svg:y="19.2cm">
          <text:p text:style-name="P1">box ...</text:p>
          <draw:enhanced-geometry svg:viewBox="0 0 21600 21600" draw:type="rectangle" draw:enhanced-path="M 0 0 L 21600 0 21600 21600 0 21600 0 0 Z N"/>
        </draw:custom-shape>
        <draw:custom-shape draw:style-name="gr5" draw:text-style-name="P1" xml:id="id22" draw:id="id22" draw:layer="layout" svg:width="6.3cm" svg:height="1.7cm" svg:x="43cm" svg:y="16.6cm">
          <text:p text:style-name="P1">X position (number)</text:p>
          <draw:enhanced-geometry svg:viewBox="0 0 21600 21600" draw:type="rectangle" draw:enhanced-path="M 0 0 L 21600 0 21600 21600 0 21600 0 0 Z N"/>
        </draw:custom-shape>
        <draw:custom-shape draw:style-name="gr5" draw:text-style-name="P1" xml:id="id23" draw:id="id23" draw:layer="layout" svg:width="6.3cm" svg:height="1.7cm" svg:x="43cm" svg:y="19.2cm">
          <text:p text:style-name="P1">Y position (number)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5.6cm" svg:height="1.7cm" svg:x="43cm" svg:y="21.8cm">
          <text:p text:style-name="P1">Contains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5.6cm" svg:height="1.7cm" svg:x="51.4cm" svg:y="21.8cm">
          <text:p text:style-name="P1">Coin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5.6cm" svg:height="1.7cm" svg:x="51.4cm" svg:y="24.4cm">
          <text:p text:style-name="P1">Ro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5.6cm" svg:height="1.7cm" svg:x="51.4cm" svg:y="27cm">
          <text:p text:style-name="P1">Slime</text:p>
          <draw:enhanced-geometry svg:viewBox="0 0 21600 21600" draw:type="rectangle" draw:enhanced-path="M 0 0 L 21600 0 21600 21600 0 21600 0 0 Z N"/>
        </draw:custom-shape>
        <draw:custom-shape draw:style-name="gr1" draw:text-style-name="P1" xml:id="id35" draw:id="id35" draw:layer="layout" svg:width="5.6cm" svg:height="1.7cm" svg:x="34.6cm" svg:y="29.6cm">
          <text:p text:style-name="P1">user (uuid)</text:p>
          <draw:enhanced-geometry svg:viewBox="0 0 21600 21600" draw:type="rectangle" draw:enhanced-path="M 0 0 L 21600 0 21600 21600 0 21600 0 0 Z N"/>
        </draw:custom-shape>
        <draw:custom-shape draw:style-name="gr1" draw:text-style-name="P1" xml:id="id36" draw:id="id36" draw:layer="layout" svg:width="5.6cm" svg:height="1.7cm" svg:x="34.6cm" svg:y="32.2cm">
          <text:p text:style-name="P1">user (uuid) …</text:p>
          <draw:enhanced-geometry svg:viewBox="0 0 21600 21600" draw:type="rectangle" draw:enhanced-path="M 0 0 L 21600 0 21600 21600 0 21600 0 0 Z N"/>
        </draw:custom-shape>
        <draw:custom-shape draw:style-name="gr5" draw:text-style-name="P1" xml:id="id37" draw:id="id37" draw:layer="layout" svg:width="6.3cm" svg:height="1.7cm" svg:x="43cm" svg:y="29.6cm">
          <text:p text:style-name="P1">X position (number)</text:p>
          <draw:enhanced-geometry svg:viewBox="0 0 21600 21600" draw:type="rectangle" draw:enhanced-path="M 0 0 L 21600 0 21600 21600 0 21600 0 0 Z N"/>
        </draw:custom-shape>
        <draw:custom-shape draw:style-name="gr5" draw:text-style-name="P1" xml:id="id38" draw:id="id38" draw:layer="layout" svg:width="6.3cm" svg:height="1.7cm" svg:x="43cm" svg:y="32.2cm">
          <text:p text:style-name="P1">Y position (number)</text:p>
          <draw:enhanced-geometry svg:viewBox="0 0 21600 21600" draw:type="rectangle" draw:enhanced-path="M 0 0 L 21600 0 21600 21600 0 21600 0 0 Z N"/>
        </draw:custom-shape>
        <draw:custom-shape draw:style-name="gr1" draw:text-style-name="P1" xml:id="id32" draw:id="id32" draw:layer="layout" svg:width="5.6cm" svg:height="1.7cm" svg:x="34.6cm" svg:y="34.8cm">
          <text:p text:style-name="P1">user (uuid)</text:p>
          <draw:enhanced-geometry svg:viewBox="0 0 21600 21600" draw:type="rectangle" draw:enhanced-path="M 0 0 L 21600 0 21600 21600 0 21600 0 0 Z N"/>
        </draw:custom-shape>
        <draw:custom-shape draw:style-name="gr1" draw:text-style-name="P1" xml:id="id33" draw:id="id33" draw:layer="layout" svg:width="5.6cm" svg:height="1.7cm" svg:x="34.6cm" svg:y="37.4cm">
          <text:p text:style-name="P1">user (uuid) …</text:p>
          <draw:enhanced-geometry svg:viewBox="0 0 21600 21600" draw:type="rectangle" draw:enhanced-path="M 0 0 L 21600 0 21600 21600 0 21600 0 0 Z N"/>
        </draw:custom-shape>
        <draw:custom-shape draw:style-name="gr1" draw:text-style-name="P1" xml:id="id34" draw:id="id34" draw:layer="layout" svg:width="5.6cm" svg:height="1.7cm" svg:x="43cm" svg:y="34.8cm">
          <text:p text:style-name="P1">score (number)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5.6cm" svg:height="1.7cm" svg:x="17.8cm" svg:y="40cm">
          <text:p text:style-name="P1">Messages</text:p>
          <draw:enhanced-geometry svg:viewBox="0 0 21600 21600" draw:type="rectangle" draw:enhanced-path="M 0 0 L 21600 0 21600 21600 0 21600 0 0 Z N"/>
        </draw:custom-shape>
        <draw:custom-shape draw:style-name="gr6" draw:text-style-name="P1" xml:id="id30" draw:id="id30" draw:layer="layout" svg:width="7.5cm" svg:height="1.7cm" svg:x="26.2cm" svg:y="40cm">
          <text:p text:style-name="P1">timestamp (milisecs)</text:p>
          <draw:enhanced-geometry svg:viewBox="0 0 21600 21600" draw:type="rectangle" draw:enhanced-path="M 0 0 L 21600 0 21600 21600 0 21600 0 0 Z N"/>
        </draw:custom-shape>
        <draw:custom-shape draw:style-name="gr6" draw:text-style-name="P1" xml:id="id31" draw:id="id31" draw:layer="layout" svg:width="7.5cm" svg:height="1.7cm" svg:x="26.2cm" svg:y="42.6cm">
          <text:p text:style-name="P1">timestamp (milisecs) ...</text:p>
          <draw:enhanced-geometry svg:viewBox="0 0 21600 21600" draw:type="rectangle" draw:enhanced-path="M 0 0 L 21600 0 21600 21600 0 21600 0 0 Z N"/>
        </draw:custom-shape>
        <draw:custom-shape draw:style-name="gr7" draw:text-style-name="P1" xml:id="id39" draw:id="id39" draw:layer="layout" svg:width="6cm" svg:height="1.7cm" svg:x="36.5cm" svg:y="40cm">
          <text:p text:style-name="P1">Message Body</text:p>
          <draw:enhanced-geometry svg:viewBox="0 0 21600 21600" draw:type="rectangle" draw:enhanced-path="M 0 0 L 21600 0 21600 21600 0 21600 0 0 Z N"/>
        </draw:custom-shape>
        <draw:custom-shape draw:style-name="gr1" draw:text-style-name="P1" xml:id="id40" draw:id="id40" draw:layer="layout" svg:width="5.6cm" svg:height="1.7cm" svg:x="36.5cm" svg:y="42.6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1" draw:id="id41" draw:layer="layout" svg:width="5.6cm" svg:height="1.7cm" svg:x="36.5cm" svg:y="45.2cm">
          <text:p text:style-name="P1">Username</text:p>
          <draw:enhanced-geometry svg:viewBox="0 0 21600 21600" draw:type="rectangle" draw:enhanced-path="M 0 0 L 21600 0 21600 21600 0 21600 0 0 Z N"/>
        </draw:custom-shape>
        <draw:custom-shape draw:style-name="gr6" draw:text-style-name="P1" xml:id="id42" draw:id="id42" draw:layer="layout" svg:width="7.5cm" svg:height="1.7cm" svg:x="45.3cm" svg:y="40cm">
          <text:p text:style-name="P1">message body (string)</text:p>
          <draw:enhanced-geometry svg:viewBox="0 0 21600 21600" draw:type="rectangle" draw:enhanced-path="M 0 0 L 21600 0 21600 21600 0 21600 0 0 Z N"/>
        </draw:custom-shape>
        <draw:custom-shape draw:style-name="gr1" draw:text-style-name="P1" xml:id="id43" draw:id="id43" draw:layer="layout" svg:width="5.6cm" svg:height="1.7cm" svg:x="45.3cm" svg:y="42.6cm">
          <text:p text:style-name="P1">user (uuid)</text:p>
          <draw:enhanced-geometry svg:viewBox="0 0 21600 21600" draw:type="rectangle" draw:enhanced-path="M 0 0 L 21600 0 21600 21600 0 21600 0 0 Z N"/>
        </draw:custom-shape>
        <draw:custom-shape draw:style-name="gr1" draw:text-style-name="P1" xml:id="id44" draw:id="id44" draw:layer="layout" svg:width="5.6cm" svg:height="1.7cm" svg:x="45.3cm" svg:y="45.2cm">
          <text:p text:style-name="P1">username (string)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5.6cm" svg:height="1.7cm" svg:x="9.4cm" svg:y="3.6cm">
          <text:p text:style-name="P1">room (uuid) ...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6cm" svg:y1="1.85cm" svg:x2="9.4cm" svg:y2="4.45cm" draw:start-shape="id1" draw:start-glue-point="1" draw:end-shape="id16" draw:end-glue-point="3" svg:d="M6600 1850h1400v2600h1400" svg:viewBox="0 0 2801 2601">
          <text:p/>
        </draw:connector>
        <draw:connector draw:style-name="gr3" draw:text-style-name="P2" draw:layer="layout" svg:x1="15cm" svg:y1="1.85cm" svg:x2="17.8cm" svg:y2="17.45cm" draw:start-shape="id2" draw:start-glue-point="1" draw:end-shape="id17" draw:end-glue-point="3" svg:d="M15000 1850h1400v15600h1400" svg:viewBox="0 0 2801 15601">
          <text:p/>
        </draw:connector>
        <draw:connector draw:style-name="gr3" draw:text-style-name="P2" draw:layer="layout" svg:x1="15cm" svg:y1="1.85cm" svg:x2="17.8cm" svg:y2="40.85cm" draw:start-shape="id2" draw:start-glue-point="1" draw:end-shape="id18" draw:end-glue-point="3" svg:d="M15000 1850h1400v39000h1400" svg:viewBox="0 0 2801 39001">
          <text:p/>
        </draw:connector>
        <draw:connector draw:style-name="gr3" draw:text-style-name="P2" draw:layer="layout" svg:x1="23.4cm" svg:y1="17.45cm" svg:x2="26.2cm" svg:y2="17.45cm" draw:start-shape="id17" draw:start-glue-point="1" draw:end-shape="id19" draw:end-glue-point="3" svg:d="M23400 17450h2800" svg:viewBox="0 0 2801 1">
          <text:p/>
        </draw:connector>
        <draw:connector draw:style-name="gr3" draw:text-style-name="P2" draw:layer="layout" svg:x1="31.8cm" svg:y1="17.45cm" svg:x2="34.6cm" svg:y2="17.45cm" draw:start-shape="id19" draw:start-glue-point="1" draw:end-shape="id20" draw:end-glue-point="3" svg:d="M31800 17450h2800" svg:viewBox="0 0 2801 1">
          <text:p/>
        </draw:connector>
        <draw:connector draw:style-name="gr4" draw:text-style-name="P2" draw:layer="layout" svg:x1="31.8cm" svg:y1="17.45cm" svg:x2="34.6cm" svg:y2="20.05cm" draw:start-shape="id19" draw:start-glue-point="1" draw:end-shape="id21" svg:d="M31800 17450h1400v2600h1400" svg:viewBox="0 0 2801 2601">
          <text:p/>
        </draw:connector>
        <draw:connector draw:style-name="gr3" draw:text-style-name="P2" draw:layer="layout" svg:x1="40.2cm" svg:y1="17.45cm" svg:x2="43cm" svg:y2="17.45cm" draw:start-shape="id20" draw:start-glue-point="1" draw:end-shape="id22" draw:end-glue-point="3" svg:d="M40200 17450h2800" svg:viewBox="0 0 2801 1">
          <text:p/>
        </draw:connector>
        <draw:connector draw:style-name="gr3" draw:text-style-name="P2" draw:layer="layout" svg:x1="40.2cm" svg:y1="17.45cm" svg:x2="43cm" svg:y2="20.05cm" draw:start-shape="id20" draw:start-glue-point="1" draw:end-shape="id23" svg:d="M40200 17450h1400v2600h1400" svg:viewBox="0 0 2801 2601">
          <text:p/>
        </draw:connector>
        <draw:connector draw:style-name="gr3" draw:text-style-name="P2" draw:layer="layout" svg:x1="40.2cm" svg:y1="17.45cm" svg:x2="43cm" svg:y2="22.65cm" draw:start-shape="id20" draw:start-glue-point="1" draw:end-shape="id24" draw:end-glue-point="3" svg:d="M40200 17450h1400v5200h1400" svg:viewBox="0 0 2801 5201">
          <text:p/>
        </draw:connector>
        <draw:connector draw:style-name="gr4" draw:text-style-name="P2" draw:layer="layout" svg:x1="48.6cm" svg:y1="22.65cm" svg:x2="51.4cm" svg:y2="22.65cm" draw:start-shape="id24" draw:start-glue-point="1" draw:end-shape="id25" draw:end-glue-point="3" svg:d="M48600 22650h2800" svg:viewBox="0 0 2801 1">
          <text:p/>
        </draw:connector>
        <draw:connector draw:style-name="gr4" draw:text-style-name="P2" draw:layer="layout" svg:x1="48.6cm" svg:y1="22.65cm" svg:x2="51.4cm" svg:y2="25.25cm" draw:start-shape="id24" draw:start-glue-point="1" draw:end-shape="id26" draw:end-glue-point="3" svg:d="M48600 22650h1400v2600h1400" svg:viewBox="0 0 2801 2601">
          <text:p/>
        </draw:connector>
        <draw:connector draw:style-name="gr4" draw:text-style-name="P2" draw:layer="layout" svg:x1="48.6cm" svg:y1="22.65cm" svg:x2="51.4cm" svg:y2="27.85cm" draw:start-shape="id24" draw:start-glue-point="1" draw:end-shape="id27" draw:end-glue-point="3" svg:d="M48600 22650h1400v5200h1400" svg:viewBox="0 0 2801 5201">
          <text:p/>
        </draw:connector>
        <draw:connector draw:style-name="gr3" draw:text-style-name="P2" draw:layer="layout" svg:x1="23.4cm" svg:y1="17.45cm" svg:x2="26.2cm" svg:y2="30.45cm" draw:start-shape="id17" draw:start-glue-point="1" draw:end-shape="id28" draw:end-glue-point="3" svg:d="M23400 17450h1400v13000h1400" svg:viewBox="0 0 2801 13001">
          <text:p/>
        </draw:connector>
        <draw:connector draw:style-name="gr3" draw:text-style-name="P2" draw:layer="layout" svg:x1="23.4cm" svg:y1="17.45cm" svg:x2="26.2cm" svg:y2="35.65cm" draw:start-shape="id17" draw:start-glue-point="1" draw:end-shape="id29" draw:end-glue-point="3" svg:d="M23400 17450h1400v18200h1400" svg:viewBox="0 0 2801 18201">
          <text:p/>
        </draw:connector>
        <draw:connector draw:style-name="gr3" draw:text-style-name="P2" draw:layer="layout" svg:x1="23.4cm" svg:y1="40.85cm" svg:x2="26.2cm" svg:y2="40.85cm" draw:start-shape="id18" draw:start-glue-point="1" draw:end-shape="id30" draw:end-glue-point="3" svg:d="M23400 40850h2800" svg:viewBox="0 0 2801 1">
          <text:p/>
        </draw:connector>
        <draw:connector draw:style-name="gr4" draw:text-style-name="P2" draw:layer="layout" svg:x1="23.4cm" svg:y1="40.85cm" svg:x2="26.2cm" svg:y2="43.45cm" draw:start-shape="id18" draw:start-glue-point="1" draw:end-shape="id31" draw:end-glue-point="3" svg:d="M23400 40850h1400v2600h1400" svg:viewBox="0 0 2801 2601">
          <text:p/>
        </draw:connector>
        <draw:connector draw:style-name="gr3" draw:text-style-name="P2" draw:layer="layout" svg:x1="31.8cm" svg:y1="35.65cm" svg:x2="34.6cm" svg:y2="35.65cm" draw:start-shape="id29" draw:start-glue-point="1" draw:end-shape="id32" draw:end-glue-point="3" svg:d="M31800 35650h2800" svg:viewBox="0 0 2801 1">
          <text:p/>
        </draw:connector>
        <draw:connector draw:style-name="gr4" draw:text-style-name="P2" draw:layer="layout" svg:x1="31.8cm" svg:y1="35.65cm" svg:x2="34.6cm" svg:y2="38.25cm" draw:start-shape="id29" draw:start-glue-point="1" draw:end-shape="id33" draw:end-glue-point="3" svg:d="M31800 35650h1400v2600h1400" svg:viewBox="0 0 2801 2601">
          <text:p/>
        </draw:connector>
        <draw:connector draw:style-name="gr3" draw:text-style-name="P2" draw:layer="layout" svg:x1="40.2cm" svg:y1="35.65cm" svg:x2="43cm" svg:y2="35.65cm" draw:start-shape="id32" draw:start-glue-point="1" draw:end-shape="id34" draw:end-glue-point="3" svg:d="M40200 35650h2800" svg:viewBox="0 0 2801 1">
          <text:p/>
        </draw:connector>
        <draw:connector draw:style-name="gr3" draw:text-style-name="P2" draw:layer="layout" svg:x1="31.8cm" svg:y1="30.45cm" svg:x2="34.6cm" svg:y2="30.45cm" draw:start-shape="id28" draw:start-glue-point="1" draw:end-shape="id35" svg:d="M31800 30450h2800" svg:viewBox="0 0 2801 1">
          <text:p/>
        </draw:connector>
        <draw:connector draw:style-name="gr4" draw:text-style-name="P2" draw:layer="layout" svg:x1="31.8cm" svg:y1="30.45cm" svg:x2="34.6cm" svg:y2="33.05cm" draw:start-shape="id28" draw:start-glue-point="1" draw:end-shape="id36" draw:end-glue-point="3" svg:d="M31800 30450h1400v2600h1400" svg:viewBox="0 0 2801 2601">
          <text:p/>
        </draw:connector>
        <draw:connector draw:style-name="gr3" draw:text-style-name="P2" draw:layer="layout" svg:x1="40.2cm" svg:y1="30.45cm" svg:x2="43cm" svg:y2="30.45cm" draw:start-shape="id35" draw:start-glue-point="1" draw:end-shape="id37" draw:end-glue-point="3" svg:d="M40200 30450h2800" svg:viewBox="0 0 2801 1">
          <text:p/>
        </draw:connector>
        <draw:connector draw:style-name="gr3" draw:text-style-name="P2" draw:layer="layout" svg:x1="40.2cm" svg:y1="30.45cm" svg:x2="43cm" svg:y2="33.05cm" draw:start-shape="id35" draw:start-glue-point="1" draw:end-shape="id38" draw:end-glue-point="3" svg:d="M40200 30450h1400v2600h1400" svg:viewBox="0 0 2801 2601">
          <text:p/>
        </draw:connector>
        <draw:connector draw:style-name="gr3" draw:text-style-name="P2" draw:layer="layout" svg:x1="33.7cm" svg:y1="40.85cm" svg:x2="36.5cm" svg:y2="40.85cm" draw:start-shape="id30" draw:start-glue-point="1" draw:end-shape="id39" draw:end-glue-point="3" svg:d="M33700 40850h2800" svg:viewBox="0 0 2801 1">
          <text:p/>
        </draw:connector>
        <draw:connector draw:style-name="gr3" draw:text-style-name="P2" draw:layer="layout" svg:x1="33.7cm" svg:y1="40.85cm" svg:x2="36.5cm" svg:y2="43.45cm" draw:start-shape="id30" draw:start-glue-point="1" draw:end-shape="id40" draw:end-glue-point="3" svg:d="M33700 40850h1400v2600h1400" svg:viewBox="0 0 2801 2601">
          <text:p/>
        </draw:connector>
        <draw:connector draw:style-name="gr3" draw:text-style-name="P2" draw:layer="layout" svg:x1="33.7cm" svg:y1="40.85cm" svg:x2="36.5cm" svg:y2="46.05cm" draw:start-shape="id30" draw:start-glue-point="1" draw:end-shape="id41" draw:end-glue-point="3" svg:d="M33700 40850h1400v5200h1400" svg:viewBox="0 0 2801 5201">
          <text:p/>
        </draw:connector>
        <draw:connector draw:style-name="gr3" draw:text-style-name="P2" draw:layer="layout" svg:x1="42.5cm" svg:y1="40.85cm" svg:x2="45.3cm" svg:y2="40.85cm" draw:start-shape="id39" draw:start-glue-point="1" draw:end-shape="id42" draw:end-glue-point="3" svg:d="M42500 40850h2800" svg:viewBox="0 0 2801 1">
          <text:p/>
        </draw:connector>
        <draw:connector draw:style-name="gr3" draw:text-style-name="P2" draw:layer="layout" svg:x1="42.1cm" svg:y1="43.45cm" svg:x2="45.3cm" svg:y2="43.45cm" draw:start-shape="id40" draw:start-glue-point="1" draw:end-shape="id43" draw:end-glue-point="3" svg:d="M42100 43450h3200" svg:viewBox="0 0 3201 1">
          <text:p/>
        </draw:connector>
        <draw:connector draw:style-name="gr3" draw:text-style-name="P2" draw:layer="layout" svg:x1="42.1cm" svg:y1="46.05cm" svg:x2="45.3cm" svg:y2="46.05cm" draw:start-shape="id41" draw:start-glue-point="1" draw:end-shape="id44" draw:end-glue-point="3" svg:d="M42100 46050h3200" svg:viewBox="0 0 32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09:49:32.078919443</meta:creation-date>
    <dc:date>2021-08-05T14:14:24.391873468</dc:date>
    <meta:editing-duration>PT11M24S</meta:editing-duration>
    <meta:editing-cycles>4</meta:editing-cycles>
    <meta:generator>LibreOffice/6.4.7.2$Linux_X86_64 LibreOffice_project/40$Build-2</meta:generator>
    <meta:document-statistic meta:object-count="88"/>
  </office:meta>
</office:document-meta>
</file>